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1pt" fo:font-weight="normal" officeooo:rsid="000e70b1" officeooo:paragraph-rsid="000e70b1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fo:font-size="13pt" fo:font-weight="bold" officeooo:rsid="000e70b1" officeooo:paragraph-rsid="000e70b1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3pt" fo:font-weight="bold" officeooo:rsid="00218a9d" officeooo:paragraph-rsid="00218a9d" fo:background-color="#cccccc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color="#000000" fo:font-size="28pt" fo:font-weight="bold" officeooo:rsid="000e70b1" officeooo:paragraph-rsid="000e70b1" style:font-size-asian="28pt" style:font-weight-asian="bold" style:font-size-complex="28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fo:font-size="11pt" fo:font-weight="normal" officeooo:rsid="000e70b1" officeooo:paragraph-rsid="000e70b1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fo:font-size="11pt" fo:font-weight="normal" officeooo:rsid="000e70b1" officeooo:paragraph-rsid="000e70b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4.366cm"/>
        </style:tab-stops>
      </style:paragraph-properties>
      <style:text-properties fo:color="#000000"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9" style:family="paragraph" style:parent-style-name="Standard">
      <style:text-properties fo:color="#000000" fo:font-size="6pt" fo:font-weight="normal" officeooo:rsid="000e70b1" officeooo:paragraph-rsid="000e70b1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line-height="115%" fo:text-align="justify" style:justify-single-word="false">
        <style:tab-stops>
          <style:tab-stop style:position="3.863cm"/>
        </style:tab-stops>
      </style:paragraph-properties>
      <style:text-properties fo:color="#000000" fo:font-size="6pt" officeooo:rsid="0022e473" officeooo:paragraph-rsid="0022e473" style:font-size-asian="5.25pt" style:font-size-complex="6pt"/>
    </style:style>
    <style:style style:name="P11" style:family="paragraph" style:parent-style-name="Standard">
      <style:text-properties fo:color="#000000" fo:font-size="6pt" officeooo:paragraph-rsid="00218a9d" style:font-size-asian="5.25pt" style:font-size-complex="6pt"/>
    </style:style>
    <style:style style:name="P12" style:family="paragraph" style:parent-style-name="Standard">
      <style:text-properties fo:color="#000000" fo:font-size="6pt" officeooo:paragraph-rsid="000fa8ec" style:font-size-asian="5.25pt" style:font-size-complex="6pt"/>
    </style:style>
    <style:style style:name="P13" style:family="paragraph" style:parent-style-name="Standard">
      <style:paragraph-properties fo:line-height="90%"/>
      <style:text-properties fo:color="#000000" fo:font-size="6pt" officeooo:rsid="000fa8ec" officeooo:paragraph-rsid="000fa8ec" style:font-size-asian="5.25pt" style:font-size-complex="6pt"/>
    </style:style>
    <style:style style:name="P14" style:family="paragraph" style:parent-style-name="Standard">
      <style:text-properties fo:color="#000000" fo:font-size="6pt" fo:font-weight="bold" officeooo:rsid="000fa8ec" officeooo:paragraph-rsid="000fa8ec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line-height="150%"/>
      <style:text-properties fo:color="#000000" fo:font-size="6pt" fo:font-weight="bold" officeooo:rsid="000ff2de" officeooo:paragraph-rsid="000ff2de" style:font-size-asian="5.25pt" style:font-weight-asian="bold" style:font-size-complex="6pt" style:font-weight-complex="bold"/>
    </style:style>
    <style:style style:name="P16" style:family="paragraph" style:parent-style-name="Standard">
      <style:text-properties fo:color="#000000" fo:font-size="7pt" fo:font-weight="bold" officeooo:rsid="000e70b1" officeooo:paragraph-rsid="000e70b1" style:font-size-asian="6.09999990463257pt" style:font-weight-asian="bold" style:font-size-complex="7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fo:font-size="12pt" fo:font-weight="normal" officeooo:rsid="000e70b1" officeooo:paragraph-rsid="000e70b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weight="normal" officeooo:rsid="000e70b1" officeooo:paragraph-rsid="000e70b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weight="normal" officeooo:rsid="000e70b1" officeooo:paragraph-rsid="00218a9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90%" fo:text-align="justify" style:justify-single-word="false"/>
      <style:text-properties fo:color="#000000" fo:font-size="12pt" fo:font-weight="normal" officeooo:rsid="000fcb57" officeooo:paragraph-rsid="000fcb57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0fcb57" officeooo:paragraph-rsid="000fcb5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0fcb57" officeooo:paragraph-rsid="000fcb5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bold" officeooo:rsid="000fa8ec" officeooo:paragraph-rsid="000fa8e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80%"/>
      <style:text-properties fo:color="#000000" officeooo:paragraph-rsid="00218a9d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officeooo:paragraph-rsid="000fcb57"/>
    </style:style>
    <style:style style:name="P26" style:family="paragraph" style:parent-style-name="Standard">
      <style:text-properties fo:color="#000000" officeooo:rsid="0022e473" officeooo:paragraph-rsid="0022e473"/>
    </style:style>
    <style:style style:name="P27" style:family="paragraph" style:parent-style-name="Standard">
      <style:text-properties fo:color="#000000" officeooo:paragraph-rsid="00218a9d"/>
    </style:style>
    <style:style style:name="P28" style:family="paragraph" style:parent-style-name="Standard">
      <style:text-properties fo:color="#000000" officeooo:paragraph-rsid="000fa8ec"/>
    </style:style>
    <style:style style:name="P29" style:family="paragraph" style:parent-style-name="Standard">
      <style:paragraph-properties fo:line-height="150%"/>
      <style:text-properties fo:color="#000000" officeooo:paragraph-rsid="000fcb57"/>
    </style:style>
    <style:style style:name="P30" style:family="paragraph" style:parent-style-name="Standard">
      <style:paragraph-properties fo:line-height="150%"/>
      <style:text-properties fo:color="#000000" officeooo:paragraph-rsid="000ff2de"/>
    </style:style>
    <style:style style:name="P31" style:family="paragraph" style:parent-style-name="Standard">
      <style:paragraph-properties fo:line-height="50%"/>
      <style:text-properties fo:color="#000000" officeooo:paragraph-rsid="000fcb57"/>
    </style:style>
    <style:style style:name="P32" style:family="paragraph" style:parent-style-name="Standard">
      <style:paragraph-properties fo:margin-top="0cm" fo:margin-bottom="0cm" loext:contextual-spacing="false" fo:line-height="50%"/>
      <style:text-properties fo:color="#000000" officeooo:paragraph-rsid="000ff2de"/>
    </style:style>
    <style:style style:name="P33" style:family="paragraph" style:parent-style-name="Standard">
      <style:paragraph-properties fo:margin-top="0cm" fo:margin-bottom="0cm" loext:contextual-spacing="false"/>
      <style:text-properties fo:color="#000000" fo:font-size="12pt" officeooo:rsid="00218a9d" officeooo:paragraph-rsid="0022e473" style:font-size-asian="10.5pt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fo:color="#000000" fo:font-size="12pt" fo:font-weight="bold" officeooo:rsid="000fa8ec" officeooo:paragraph-rsid="000fa8ec" fo:background-color="#d2fef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fo:color="#000000" fo:font-size="6pt" fo:font-weight="bold" officeooo:rsid="000fcb57" officeooo:paragraph-rsid="000fcb57" style:font-size-asian="5.25pt" style:font-weight-asian="bold" style:font-size-complex="6pt" style:font-weight-complex="bold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officeooo:paragraph-rsid="00218a9d"/>
    </style:style>
    <style:style style:name="P37" style:family="paragraph" style:parent-style-name="Standard" style:list-style-name="L1">
      <style:paragraph-properties fo:line-height="115%" fo:text-align="justify" style:justify-single-word="false"/>
      <style:text-properties fo:color="#000000" officeooo:paragraph-rsid="00218a9d"/>
    </style:style>
    <style:style style:name="P38" style:family="paragraph" style:parent-style-name="Standard" style:list-style-name="L2">
      <style:paragraph-properties fo:line-height="115%" fo:text-align="justify" style:justify-single-word="false"/>
      <style:text-properties fo:color="#000000" officeooo:paragraph-rsid="00218a9d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fo:color="#000000" officeooo:paragraph-rsid="00218a9d"/>
    </style:style>
    <style:style style:name="P40" style:family="paragraph" style:parent-style-name="Standard" style:list-style-name="L1">
      <style:paragraph-properties fo:line-height="115%" fo:text-align="justify" style:justify-single-word="false"/>
      <style:text-properties fo:color="#000000" fo:font-size="6pt" officeooo:paragraph-rsid="00218a9d" style:font-size-asian="5.25pt" style:font-size-complex="6pt"/>
    </style:style>
    <style:style style:name="P41" style:family="paragraph" style:parent-style-name="Standard" style:list-style-name="L3">
      <style:paragraph-properties fo:line-height="115%" fo:text-align="justify" style:justify-single-word="false"/>
      <style:text-properties fo:color="#000000" fo:font-size="6pt" officeooo:paragraph-rsid="00218a9d" style:font-size-asian="5.25pt" style:font-size-complex="6pt"/>
    </style:style>
    <style:style style:name="P42" style:family="paragraph" style:parent-style-name="Standard" style:list-style-name="L6">
      <style:paragraph-properties fo:line-height="90%" fo:text-align="justify" style:justify-single-word="false"/>
      <style:text-properties fo:color="#000000" fo:font-size="6pt" fo:font-weight="normal" officeooo:rsid="000fcb57" officeooo:paragraph-rsid="000fcb57" style:font-size-asian="5.25pt" style:font-weight-asian="normal" style:font-size-complex="6pt" style:font-weight-complex="normal"/>
    </style:style>
    <style:style style:name="P43" style:family="paragraph" style:parent-style-name="Standard" style:list-style-name="L7">
      <style:paragraph-properties fo:line-height="90%" fo:text-align="justify" style:justify-single-word="false"/>
      <style:text-properties fo:color="#000000" fo:font-size="6pt" fo:font-weight="normal" officeooo:rsid="000fcb57" officeooo:paragraph-rsid="000fcb57" style:font-size-asian="5.25pt" style:font-weight-asian="normal" style:font-size-complex="6pt" style:font-weight-complex="normal"/>
    </style:style>
    <style:style style:name="P44" style:family="paragraph" style:parent-style-name="Standard">
      <style:text-properties fo:color="#000000" fo:font-size="6pt" fo:font-weight="normal" officeooo:rsid="000e70b1" officeooo:paragraph-rsid="00218a9d" fo:background-color="#eeeeee" style:font-size-asian="5.25pt" style:font-weight-asian="normal" style:font-size-complex="6pt" style:font-weight-complex="normal"/>
    </style:style>
    <style:style style:name="P45" style:family="paragraph" style:parent-style-name="Standard" style:list-style-name="L4">
      <style:paragraph-properties fo:line-height="110%" fo:text-align="justify" style:justify-single-word="false"/>
      <style:text-properties fo:color="#000000" officeooo:rsid="0022e473" officeooo:paragraph-rsid="0022e473"/>
    </style:style>
    <style:style style:name="P46" style:family="paragraph" style:parent-style-name="Standard" style:list-style-name="L5">
      <style:paragraph-properties fo:text-align="justify" style:justify-single-word="false"/>
      <style:text-properties fo:color="#000000" officeooo:rsid="0022e473" officeooo:paragraph-rsid="0022e473"/>
    </style:style>
    <style:style style:name="P47" style:family="paragraph" style:parent-style-name="Standard" style:list-style-name="L6">
      <style:paragraph-properties fo:line-height="90%" fo:text-align="justify" style:justify-single-word="false"/>
      <style:text-properties fo:color="#000000" officeooo:paragraph-rsid="000fcb57"/>
    </style:style>
    <style:style style:name="P48" style:family="paragraph" style:parent-style-name="Standard" style:list-style-name="L7">
      <style:paragraph-properties fo:line-height="90%" fo:text-align="justify" style:justify-single-word="false"/>
      <style:text-properties fo:color="#000000"/>
    </style:style>
    <style:style style:name="P49" style:family="paragraph" style:parent-style-name="Standard" style:list-style-name="L7">
      <style:paragraph-properties fo:line-height="90%" fo:text-align="justify" style:justify-single-word="false"/>
      <style:text-properties fo:color="#000000" officeooo:paragraph-rsid="000fcb57"/>
    </style:style>
    <style:style style:name="P50" style:family="paragraph" style:parent-style-name="Standard" style:list-style-name="L8">
      <style:paragraph-properties fo:line-height="130%"/>
      <style:text-properties fo:color="#000000" officeooo:paragraph-rsid="000fcb57"/>
    </style:style>
    <style:style style:name="P51" style:family="paragraph" style:parent-style-name="Standard" style:list-style-name="L8">
      <style:paragraph-properties fo:line-height="130%" fo:text-align="justify" style:justify-single-word="false"/>
      <style:text-properties fo:color="#000000" officeooo:paragraph-rsid="000fcb57"/>
    </style:style>
    <style:style style:name="P52" style:family="paragraph" style:parent-style-name="Standard" style:list-style-name="L8">
      <style:paragraph-properties fo:line-height="130%" fo:text-align="justify" style:justify-single-word="false"/>
      <style:text-properties fo:color="#000000" officeooo:rsid="0047e833" officeooo:paragraph-rsid="0047e833"/>
    </style:style>
    <style:style style:name="P53" style:family="paragraph" style:parent-style-name="Standard">
      <style:paragraph-properties fo:line-height="130%" fo:text-align="justify" style:justify-single-word="false"/>
      <style:text-properties fo:color="#000000" officeooo:rsid="0047e833" officeooo:paragraph-rsid="0047e833"/>
    </style:style>
    <style:style style:name="P54" style:family="paragraph" style:parent-style-name="Standard">
      <style:paragraph-properties fo:line-height="130%" fo:text-align="start" style:justify-single-word="false"/>
      <style:text-properties fo:color="#000000" officeooo:rsid="0047e833" officeooo:paragraph-rsid="0047e833"/>
    </style:style>
    <style:style style:name="P55" style:family="paragraph" style:parent-style-name="Standard">
      <style:text-properties fo:color="#000000" fo:font-size="13pt" fo:font-weight="bold" officeooo:rsid="000e70b1" officeooo:paragraph-rsid="000e70b1" fo:background-color="#eeeeee" style:font-size-asian="11.3500003814697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size="13pt" fo:font-weight="bold" officeooo:rsid="00218a9d" officeooo:paragraph-rsid="00218a9d" fo:background-color="#eeeeee" style:font-size-asian="11.3500003814697pt" style:font-weight-asian="bold" style:font-size-complex="13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size="13pt" fo:font-weight="bold" officeooo:rsid="000fa8ec" officeooo:paragraph-rsid="000fa8ec" fo:background-color="#eeeeee" style:font-size-asian="11.3500003814697pt" style:font-weight-asian="bold" style:font-size-complex="13pt" style:font-weight-complex="bold"/>
    </style:style>
    <style:style style:name="P58" style:family="paragraph" style:parent-style-name="Standard">
      <style:text-properties fo:color="#000000" fo:font-size="8pt" fo:font-weight="normal" officeooo:rsid="000e70b1" officeooo:paragraph-rsid="000e70b1" fo:background-color="#eeeeee" style:font-size-asian="7pt" style:font-weight-asian="normal" style:font-size-complex="8pt" style:font-weight-complex="normal"/>
    </style:style>
    <style:style style:name="P59" style:family="paragraph" style:parent-style-name="Standard">
      <style:paragraph-properties fo:line-height="130%" fo:text-align="start" style:justify-single-word="false"/>
      <style:text-properties fo:color="#000000" officeooo:rsid="0083790b" officeooo:paragraph-rsid="008d3f75"/>
    </style:style>
    <style:style style:name="P60" style:family="paragraph">
      <loext:graphic-properties draw:fill-color="#000000"/>
      <style:paragraph-properties fo:text-align="center"/>
    </style:style>
    <style:style style:name="P61" style:family="paragraph">
      <loext:graphic-properties draw:fill-color="#000000"/>
      <style:paragraph-properties fo:text-align="center"/>
      <style:text-properties fo:font-size="12pt"/>
    </style:style>
    <style:style style:name="P62" style:family="paragraph">
      <loext:graphic-properties draw:fill-color="#b2b2b2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fcb5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ff2d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8a9d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7e83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8d3f75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fa8ec" style:font-size-asian="10.5pt" style:font-size-complex="12pt"/>
    </style:style>
    <style:style style:name="T10" style:family="text">
      <style:text-properties fo:font-size="12pt" officeooo:rsid="00218a9d" style:font-size-asian="10.5pt" style:font-size-complex="12pt"/>
    </style:style>
    <style:style style:name="T11" style:family="text">
      <style:text-properties fo:font-size="12pt" officeooo:rsid="0047e833" style:font-size-asian="10.5pt" style:font-size-complex="12pt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0fa8ec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0fcb57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0ff2de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18a9d" style:font-size-asian="10.5pt" style:font-weight-asian="bold" style:font-size-complex="12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font-weight="normal" officeooo:rsid="000ff2de" style:font-size-asian="6pt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6pt" officeooo:rsid="00218a9d" style:font-size-asian="6pt" style:font-size-complex="6pt"/>
    </style:style>
    <style:style style:name="T24" style:family="text">
      <style:text-properties fo:font-size="6pt" fo:font-weight="normal" officeooo:rsid="000ff2de" style:font-size-asian="6pt" style:font-weight-asian="normal" style:font-size-complex="6pt" style:font-weight-complex="normal"/>
    </style:style>
    <style:style style:name="T25" style:family="text">
      <style:text-properties officeooo:rsid="007183ad"/>
    </style:style>
    <style:style style:name="T26" style:family="text">
      <style:text-properties fo:background-color="#eeeeee" loext:char-shading-value="0"/>
    </style:style>
    <style:style style:name="T27" style:family="text">
      <style:text-properties fo:background-color="#eeeeee" loext:char-shading-value="0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style:style style:name="gr1" style:family="graphic">
      <style:graphic-properties draw:stroke="dash" draw:stroke-dash="Dashed_20__28_var_29_" svg:stroke-color="#999999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" svg:stroke-color="#b2b2b2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lipa</text:p>
      <text:p text:style-name="P16"/>
      <text:p text:style-name="P5"><text:span text:style-name="T1">Phone</text:span> <text:span text:style-name="T1">:</text:span> +91 8746937747<text:tab/><text:tab/><text:tab/><text:span text:style-name="T1">Github</text:span> <text:span text:style-name="T1">:</text:span><text:span text:style-name="T18"> </text:span><text:span text:style-name="T17">https://github.com/dileep-bs</text:span></text:p>
      <text:p text:style-name="P7"/>
      <text:p text:style-name="P1"><text:span text:style-name="T20">Email</text:span><text:span text:style-name="T19"> </text:span><text:span text:style-name="T20">:</text:span><text:span text:style-name="T19"> dileep-bs@yahoo.com <text:tab/><text:tab/><text:tab/></text:span><text:span text:style-name="T20">LinkedIn</text:span><text:span text:style-name="T19"> </text:span><text:span text:style-name="T20">: <text:s/></text:span><text:a xlink:type="simple" xlink:href="https://linkedin.com/in/dileep-achar-0798a2138" text:style-name="Internet_20_link" text:visited-style-name="Visited_20_Internet_20_Link"><text:span text:style-name="T19">https://linkedin.com/in/dileep-achar-0798a2138</text:span></text:a></text:p>
      <text:p text:style-name="P8"/>
      <text:p text:style-name="P5"><text:span text:style-name="T1">Address</text:span> <text:span text:style-name="T1">:</text:span> Krishnaraja Nagara-571602</text:p>
      <text:p text:style-name="P6"><draw:line text:anchor-type="paragraph" draw:z-index="7" draw:name="Shape1" draw:style-name="gr3" draw:text-style-name="P62" svg:x1="0.007cm" svg:y1="0.111cm" svg:x2="16.914cm" svg:y2="0.111cm"><text:p/></draw:line></text:p>
      <text:p text:style-name="P6"/>
      <text:p text:style-name="P2"/>
      <text:p text:style-name="P55">PROFESSIONAL SUMMARY <text:s text:c="95"/></text:p>
      <text:p text:style-name="P58"/>
      <text:p text:style-name="P17">To be a successful professional and achieve all the objectives of the <text:span text:style-name="T25">organisation</text:span> and contribute to the success of the company with honesty, hardwork and continuously upgrade my knowledge and skills.</text:p>
      <text:p text:style-name="P18"/>
      <text:p text:style-name="P19"/>
      <text:p text:style-name="P3"/>
      <text:p text:style-name="P56">PROFILE SUMMARY <text:s text:c="107"/></text:p>
      <text:p text:style-name="P44"/>
      <text:p text:style-name="P24"><draw:line text:anchor-type="paragraph" draw:z-index="3" draw:name="Shape2" draw:style-name="gr1" draw:text-style-name="P60" svg:x1="4.822cm" svg:y1="0.018cm" svg:x2="4.822cm" svg:y2="9.344cm"><text:p/></draw:line><text:tab/><text:span text:style-name="T10">Data Structures</text:span><text:tab/><text:span text:style-name="T22"> <text:s text:c="109"/></text:span></text:p>
      <text:list xml:id="list1963320888589556742" text:style-name="L1">
        <text:list-item>
          <text:p text:style-name="P37"><text:span text:style-name="T10">Good kn</text:span><text:span text:style-name="T11">o</text:span><text:span text:style-name="T10">wledge in Data structure</text:span><text:span text:style-name="T11">s</text:span><text:span text:style-name="T10"> and Developed - 2D Arrays, </text:span><text:span text:style-name="T16">Stacks</text:span><text:span text:style-name="T10">, </text:span><text:span text:style-name="T16">Queues</text:span><text:span text:style-name="T10">, Dequeues, Ordered &amp; Unordered </text:span><text:span text:style-name="T16">Linked List</text:span><text:span text:style-name="T10">.</text:span></text:p>
          <text:p text:style-name="P40"/>
        </text:list-item>
      </text:list>
      <text:p text:style-name="P36"><text:span text:style-name="T10">Object Oriented Design<text:tab/></text:span><text:span text:style-name="T23"><text:tab/><text:tab/><text:tab/><text:tab/><text:tab/><text:tab/><text:tab/></text:span></text:p>
      <text:list xml:id="list2625216797298904171" text:style-name="L2">
        <text:list-item>
          <text:p text:style-name="P38"><text:span text:style-name="T10">Strong understanding of </text:span><text:span text:style-name="T16">OOP Concepts</text:span><text:span text:style-name="T10">, </text:span><text:span text:style-name="T16">Exception Handling</text:span><text:span text:style-name="T10">.</text:span></text:p>
        </text:list-item>
      </text:list>
      <text:list xml:id="list1410698790870404448" text:style-name="L3">
        <text:list-item>
          <text:p text:style-name="P39"><text:span text:style-name="T10">Proficient in Design Patterns such as </text:span><text:span text:style-name="T16">Singleton</text:span><text:span text:style-name="T10">, Factory, </text:span><text:span text:style-name="T16">DI</text:span><text:span text:style-name="T10">, </text:span><text:span text:style-name="T16">MVC</text:span><text:span text:style-name="T10">.</text:span></text:p>
          <text:p text:style-name="P41"/>
        </text:list-item>
      </text:list>
      <text:p text:style-name="P26"><text:span text:style-name="T10">Technology </text:span><text:span text:style-name="T8">&amp;</text:span><text:span text:style-name="T10"> Frameworks</text:span></text:p>
      <text:list xml:id="list7890721282070996361" text:style-name="L4">
        <text:list-item>
          <text:p text:style-name="P45"><text:span text:style-name="T10">Good </text:span><text:span text:style-name="T8">experience</text:span><text:span text:style-name="T10"> in </text:span><text:span text:style-name="T16">Python</text:span><text:span text:style-name="T10">, </text:span><text:span text:style-name="T5">Django</text:span><text:span text:style-name="T10">-</text:span><text:span text:style-name="T16">MVT</text:span><text:span text:style-name="T10">, </text:span><text:span text:style-name="T5">Flask</text:span><text:span text:style-name="T10">-</text:span><text:span text:style-name="T16">MVC</text:span><text:span text:style-name="T10">, and </text:span><text:span text:style-name="T16">Restful</text:span><text:span text:style-name="T10"> Web Services using </text:span><text:span text:style-name="T16">JSON</text:span><text:span text:style-name="T10">.</text:span></text:p>
        </text:list-item>
        <text:list-item>
          <text:p text:style-name="P45"><text:span text:style-name="T16">Redis</text:span><text:span text:style-name="T10">, </text:span><text:span text:style-name="T16">RabbitMQ</text:span><text:span text:style-name="T10">, </text:span><text:span text:style-name="T16">Celery</text:span><text:span text:style-name="T10">, </text:span><text:span text:style-name="T16">Elasticsearch</text:span><text:span text:style-name="T10">, </text:span><text:span text:style-name="T16">MySQL</text:span><text:span text:style-name="T10">, Nginx, </text:span><text:span text:style-name="T16">Docker</text:span><text:span text:style-name="T10"> and CI/CD using Jenkins.</text:span></text:p>
        </text:list-item>
      </text:list>
      <text:p text:style-name="P10"/>
      <text:p text:style-name="P33"><text:tab/> <text:s text:c="2"/>Tools<text:tab/><text:tab/> <text:s text:c="124"/></text:p>
      <text:list xml:id="list3655084243932782476" text:style-name="L5">
        <text:list-item>
          <text:p text:style-name="P46"><text:span text:style-name="T16">Git</text:span><text:span text:style-name="T10"> Version Control, </text:span><text:span text:style-name="T16">PyCharm</text:span></text:p>
        </text:list-item>
      </text:list>
      <text:p text:style-name="P27"/>
      <text:p text:style-name="P11"/>
      <text:p text:style-name="P19"/>
      <text:p text:style-name="P18"/>
      <text:p text:style-name="P57">EDUCATION <text:s text:c="123"/></text:p>
      <text:p text:style-name="P9"><draw:line text:anchor-type="paragraph" draw:z-index="4" draw:name="Shape2" draw:style-name="gr1" draw:text-style-name="P61" svg:x1="4.611cm" svg:y1="0.181cm" svg:x2="4.611cm" svg:y2="2.654cm"><text:p/></draw:line></text:p>
      <text:p text:style-name="P25"><text:tab/><text:span text:style-name="T9">Jun - 2019</text:span><text:tab/><text:tab/><text:span text:style-name="T9">Studied at </text:span><text:span text:style-name="T13">PES College of Engineering (PESCE)</text:span><text:span text:style-name="T9">, Mandya and</text:span></text:p>
      <text:p text:style-name="P25"><text:span text:style-name="T9"><text:s text:c="2"/><text:tab/><text:tab/><text:tab/><text:tab/>specialized in Computer Science and <text:s/>Engineering (</text:span><text:span text:style-name="T13">CSE</text:span><text:span text:style-name="T9">) securing an <text:tab/><text:tab/><text:tab/><text:tab/>aggregate score of </text:span><text:span text:style-name="T13">7.48</text:span><text:span text:style-name="T6">(CGPA)</text:span></text:p>
      <text:p text:style-name="P28"/>
      <text:p text:style-name="P12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4"><text:span text:style-name="T27">EMPLOYMENT HISTORY <text:s text:c="111"/></text:span><text:s text:c="3"/></text:p>
      <text:p text:style-name="P14"/>
      <text:p text:style-name="P13"><draw:line text:anchor-type="paragraph" draw:z-index="0" draw:name="Shape2" draw:style-name="gr1" draw:text-style-name="P60" svg:x1="4.611cm" svg:y1="0.085cm" svg:x2="4.611cm" svg:y2="6.461cm"><text:p/></draw:line><text:span text:style-name="T2">Jan - 2020 – May – 2020<text:tab/></text:span><text:span text:style-name="T12">Python Django De</text:span><text:span text:style-name="T14">v</text:span><text:span text:style-name="T12">eloper </text:span><text:span text:style-name="T14">at Happay (VA TECH VENTURES</text:span><text:span text:style-name="T15">) <text:s text:c="2"/><text:tab/></text:span><text:span text:style-name="T4">(Bengaluru) <text:s text:c="16"/></text:span><text:span text:style-name="T21"><text:s text:c="100"/></text:span></text:p>
      <text:list xml:id="list5385932833400323560" text:style-name="L6">
        <text:list-item>
          <text:p text:style-name="P47"><text:span text:style-name="T3">Worked </text:span><text:span text:style-name="T6">in</text:span><text:span text:style-name="T3"> a backend development in django and postgres</text:span><text:span text:style-name="T6">ql</text:span><text:span text:style-name="T3">.</text:span></text:p>
          <text:p text:style-name="P42"/>
        </text:list-item>
      </text:list>
      <text:list xml:id="list1849872938648444747" text:style-name="L7">
        <text:list-item>
          <text:p text:style-name="P49"><text:span text:style-name="T3">In </text:span><text:span text:style-name="T6">happay </text:span><text:span text:style-name="T3">accounting module retrie</text:span><text:span text:style-name="T6">ve</text:span><text:span text:style-name="T3"> data </text:span><text:span text:style-name="T6">from</text:span><text:span text:style-name="T3"> </text:span><text:span text:style-name="T14">ORM</text:span><text:span text:style-name="T3"> and creating date of report generation fields.</text:span></text:p>
          <text:p text:style-name="P43"/>
        </text:list-item>
        <text:list-item>
          <text:p text:style-name="P49"><text:span text:style-name="T3">In fleet </text:span><text:span text:style-name="T6">expensive</text:span><text:span text:style-name="T3"> module worked in Extra-fields of </text:span><text:span text:style-name="T14">REST</text:span><text:span text:style-name="T3"> APIs.</text:span></text:p>
          <text:p text:style-name="P43"/>
        </text:list-item>
        <text:list-item>
          <text:p text:style-name="P49"><text:span text:style-name="T3">Created user </text:span><text:span text:style-name="T6">API for </text:span><text:span text:style-name="T3">authentication using KEY file and uploading into SFTP server.</text:span></text:p>
          <text:p text:style-name="P43"/>
        </text:list-item>
        <text:list-item>
          <text:p text:style-name="P48">Send data through POSTMAN and testing apis that getting JSON data.</text:p>
          <text:p text:style-name="P43"/>
        </text:list-item>
        <text:list-item>
          <text:p text:style-name="P49"><text:span text:style-name="T6">W</text:span><text:span text:style-name="T3">orked in a serializers and django forms.</text:span></text:p>
        </text:list-item>
      </text:list>
      <text:p text:style-name="P20"/>
      <text:p text:style-name="P21"/>
      <text:p text:style-name="P21"/>
      <text:p text:style-name="P29"><text:span text:style-name="T3">Aug - 2019 – Dec – 2019<text:tab/></text:span><text:span text:style-name="T14">Fellowship Engineer at BridgeLabz Solutions LLP</text:span></text:p>
      <text:p text:style-name="P35"><draw:line text:anchor-type="paragraph" draw:z-index="1" draw:name="Shape2" draw:style-name="gr2" draw:text-style-name="P60" svg:x1="4.611cm" svg:y1="0.044cm" svg:x2="4.611cm" svg:y2="4.524cm"><text:p/></draw:line><draw:line text:anchor-type="paragraph" draw:z-index="5" draw:name="Shape1" draw:style-name="gr3" draw:text-style-name="P62" svg:x1="-0.044cm" svg:y1="-0.113cm" svg:x2="16.967cm" svg:y2="-0.113cm"><text:p/></draw:line></text:p>
      <text:p text:style-name="P31"><text:span text:style-name="T14"><text:tab/></text:span><text:span text:style-name="T4">(Mumbai) <text:s text:c="20"/></text:span><text:span text:style-name="T24"><text:s text:c="107"/></text:span></text:p>
      <text:list xml:id="list597368815975325962" text:style-name="L8">
        <text:list-item>
          <text:p text:style-name="P50"><text:span text:style-name="T3">Single-handedly developed </text:span><text:span text:style-name="T14">fundooNotes</text:span><text:span text:style-name="T3"> Backend Application using </text:span><text:span text:style-name="T14">Python</text:span><text:span text:style-name="T3">, </text:span><text:span text:style-name="T14">Django</text:span><text:span text:style-name="T3">, </text:span><text:span text:style-name="T14">MySQL</text:span><text:span text:style-name="T3">,</text:span><text:span text:style-name="T14">Redis</text:span><text:span text:style-name="T3">, </text:span><text:span text:style-name="T14">ElasticSearch</text:span><text:span text:style-name="T3">, </text:span><text:span text:style-name="T14">Celery</text:span><text:span text:style-name="T3"> as backend technologies. </text:span></text:p>
        </text:list-item>
        <text:list-item>
          <text:p text:style-name="P51"><text:span text:style-name="T3">Understanding of Nginx, </text:span><text:span text:style-name="T14">Docker</text:span><text:span text:style-name="T3">, and </text:span><text:span text:style-name="T14">AWS Services</text:span><text:span text:style-name="T3"> i.e. EC2, </text:span><text:span text:style-name="T14">S3</text:span><text:span text:style-name="T3"> &amp; also deployed the application using </text:span><text:span text:style-name="T14">CI/CD</text:span><text:span text:style-name="T3"> with Jenkins. </text:span></text:p>
        </text:list-item>
        <text:list-item>
          <text:p text:style-name="P51"><text:span text:style-name="T3">Code quality is done with </text:span><text:span text:style-name="T14">Sonarqube</text:span><text:span text:style-name="T3"> and exposure to Docker.</text:span></text:p>
        </text:list-item>
      </text:list>
      <text:p text:style-name="P22"/>
      <text:p text:style-name="P22"/>
      <text:p text:style-name="P30"><text:span text:style-name="T4">Jul</text:span><text:span text:style-name="T3"> - 2019 – </text:span><text:span text:style-name="T4">Aug</text:span><text:span text:style-name="T3"> – 2019<text:tab/></text:span><text:span text:style-name="T15">Student</text:span><text:span text:style-name="T14"> at </text:span><text:span text:style-name="T15">Qspiders <text:s/></text:span></text:p>
      <text:p text:style-name="P15"><draw:line text:anchor-type="paragraph" draw:z-index="6" draw:name="Shape1" draw:style-name="gr3" draw:text-style-name="P62" svg:x1="-0.092cm" svg:y1="-0.086cm" svg:x2="16.945cm" svg:y2="-0.086cm"><text:p/></draw:line><draw:line text:anchor-type="paragraph" draw:z-index="2" draw:name="Shape2" draw:style-name="gr2" draw:text-style-name="P60" svg:x1="4.611cm" svg:y1="0.081cm" svg:x2="4.611cm" svg:y2="4.524cm"><text:p/></draw:line></text:p>
      <text:p text:style-name="P32"><text:span text:style-name="T15"><text:s text:c="10"/>(</text:span><text:span text:style-name="T4">Bengluru) <text:s text:c="131"/></text:span></text:p>
      <text:list xml:id="list103840282109458" text:continue-numbering="true" text:style-name="L8">
        <text:list-header>
          <text:p text:style-name="P52"><text:span text:style-name="T4">Successfully completed three month training course on</text:span><text:span text:style-name="T15"> Core Java</text:span><text:span text:style-name="T4">, </text:span><text:span text:style-name="T15">SQL</text:span><text:span text:style-name="T4"> and basics of </text:span><text:span text:style-name="T15">HTML</text:span><text:span text:style-name="T4">, </text:span><text:span text:style-name="T15">CSS</text:span><text:span text:style-name="T4">, and </text:span><text:span text:style-name="T15">JavaScript</text:span><text:span text:style-name="T4">. Gained knowledge on implementing basic SQL queries, a thorough understanding of Java OOP (Object Oriented Programming) concepts, experience with Eclipse, IDE while gaining good programming and analytical skills.</text:span></text:p>
        </text:list-header>
      </text:list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4"><text:span text:style-name="T4"/></text:p>
      <text:p text:style-name="P59"><text:span text:style-name="T4">D</text:span><text:span text:style-name="T2">ate :<text:tab/><text:tab/><text:tab/><text:tab/><text:tab/><text:tab/><text:tab/><text:tab/><text:tab/><text:tab/><text:tab/><text:tab/>Dilipa <text:s text:c="5"/>Place :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49:02.192313744</meta:creation-date>
    <dc:date>2020-10-13T10:38:36.826508968</dc:date>
    <meta:editing-duration>PT38M45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368" meta:character-count="3560" meta:non-whitespace-character-count="2110"/>
  </office:meta>
</office:document-meta>
</file>